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Munkalap1" table:style-name="ta1"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>
            <text:p>MMC 128MB</text:p>
          </table:table-cell>
          <table:table-cell/>
          <table:table-cell office:value-type="string">
            <text:p>Kingston 4GB SD HC</text:p>
          </table:table-cell>
        </table:table-row>
        <table:table-row table:style-name="ro1">
          <table:table-cell office:value-type="string">
            <text:p>Version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CR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table:style-name="ce1" office:value-type="string">
            <text:p>0/128</text:p>
          </table:table-cell>
          <table:table-cell/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255">
            <text:p>255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ID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8*[.A9]"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8*[.A10]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11]" office:value-type="float" office:value="16">
            <text:p>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8*[.A12]"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8*[.A13]" office:value-type="float" office:value="32">
            <text:p>32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8*[.A14]" office:value-type="float" office:value="40">
            <text:p>4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8*[.A15]" office:value-type="float" office:value="48">
            <text:p>48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8*[.A16]" office:value-type="float" office:value="56">
            <text:p>56</text:p>
          </table:table-cell>
          <table:table-cell/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8*[.A17]" office:value-type="float" office:value="64">
            <text:p>64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8*[.A18]" office:value-type="float" office:value="72">
            <text:p>72</text:p>
          </table:table-cell>
          <table:table-cell/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8*[.A19]" office:value-type="float" office:value="80">
            <text:p>80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8*[.A20]" office:value-type="float" office:value="88">
            <text:p>88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8*[.A21]" office:value-type="float" office:value="96">
            <text:p>96</text:p>
          </table:table-cell>
          <table:table-cell/>
          <table:table-cell office:value-type="float" office:value="65">
            <text:p>65</text:p>
          </table:table-cell>
          <table:table-cell table:style-name="ce1" office:value-type="string">
            <text:p>A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8*[.A22]" office:value-type="float" office:value="104">
            <text:p>104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8*[.A23]" office:value-type="float" office:value="112">
            <text:p>112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8*[.A24]" office:value-type="float" office:value="120">
            <text:p>120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SD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8*[.A26]"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8*[.A27]" office:value-type="float" office:value="8">
            <text:p>8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28]" office:value-type="float" office:value="16">
            <text:p>16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8*[.A29]"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8*[.A30]" office:value-type="float" office:value="32">
            <text:p>32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8*[.A31]" office:value-type="float" office:value="40">
            <text:p>4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8*[.A32]" office:value-type="float" office:value="48">
            <text:p>48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8*[.A33]" office:value-type="float" office:value="56">
            <text:p>56</text:p>
          </table:table-cell>
          <table:table-cell/>
          <table:table-cell office:value-type="float" office:value="129">
            <text:p>129</text:p>
          </table:table-cell>
          <table:table-cell/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8*[.A34]" office:value-type="float" office:value="64">
            <text:p>64</text:p>
          </table:table-cell>
          <table:table-cell/>
          <table:table-cell office:value-type="float" office:value="233">
            <text:p>233</text:p>
          </table:table-cell>
          <table:table-cell/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8*[.A35]" office:value-type="float" office:value="72">
            <text:p>72</text:p>
          </table:table-cell>
          <table:table-cell/>
          <table:table-cell office:value-type="float" office:value="246">
            <text:p>246</text:p>
          </table:table-cell>
          <table:table-cell/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8*[.A36]" office:value-type="float" office:value="80">
            <text:p>80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8*[.A37]" office:value-type="float" office:value="88">
            <text:p>88</text:p>
          </table:table-cell>
          <table:table-cell/>
          <table:table-cell office:value-type="float" office:value="129">
            <text:p>129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8*[.A38]" office:value-type="float" office:value="96">
            <text:p>96</text:p>
          </table:table-cell>
          <table:table-cell/>
          <table:table-cell office:value-type="float" office:value="225">
            <text:p>225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8*[.A39]" office:value-type="float" office:value="104">
            <text:p>104</text:p>
          </table:table-cell>
          <table:table-cell/>
          <table:table-cell office:value-type="float" office:value="138">
            <text:p>138</text:p>
          </table:table-cell>
          <table:table-cell/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8*[.A40]" office:value-type="float" office:value="112">
            <text:p>112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8*[.A41]" office:value-type="float" office:value="120">
            <text:p>1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8*[.A42]" office:value-type="float" office:value="128">
            <text:p>128</text:p>
          </table:table-cell>
          <table:table-cell/>
          <table:table-cell office:value-type="float" office:value="251">
            <text:p>251</text:p>
          </table:table-cell>
          <table:table-cell/>
          <table:table-cell office:value-type="float" office:value="73">
            <text:p>73</text:p>
          </table:table-cell>
        </table:table-row>
      </table:table>
      <table:table table:name="Munkalap2" table:style-name="ta1">
        <table:table-column table:style-name="co1" table:default-cell-style-name="Default"/>
        <table:table-row table:style-name="ro1">
          <table:table-cell/>
        </table:table-row>
      </table:table>
      <table:table table:name="Munkalap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3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11:17:47.74</meta:creation-date>
    <dc:date>2020-12-13T17:20:25.43</dc:date>
    <meta:editing-duration>PT5H59M48S</meta:editing-duration>
    <meta:editing-cycles>8</meta:editing-cycles>
    <meta:generator>LibreOffice/3.5$Windows_x86 LibreOffice_project/e0fbe70-5879838-a0745b0-0cd1158-638b327</meta:generator>
    <meta:document-statistic meta:table-count="3" meta:cell-count="156" meta:object-count="0"/>
  </office:meta>
</office:document-meta>
</file>